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4.782cm"/>
    </style:style>
    <style:style style:name="co9" style:family="table-column">
      <style:table-column-properties fo:break-before="auto" style:column-width="1.499cm"/>
    </style:style>
    <style:style style:name="co12" style:family="table-column">
      <style:table-column-properties fo:break-before="auto" style:column-width="1.298cm"/>
    </style:style>
    <style:style style:name="co13" style:family="table-column">
      <style:table-column-properties fo:break-before="auto" style:column-width="3.64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0.524cm"/>
    </style:style>
    <style:style style:name="co16" style:family="table-column">
      <style:table-column-properties fo:break-before="auto" style:column-width="3.261cm"/>
    </style:style>
    <style:style style:name="co17" style:family="table-column">
      <style:table-column-properties fo:break-before="auto" style:column-width="2.653cm"/>
    </style:style>
    <style:style style:name="co18" style:family="table-column">
      <style:table-column-properties fo:break-before="auto" style:column-width="4.008cm"/>
    </style:style>
    <style:style style:name="co19" style:family="table-column">
      <style:table-column-properties fo:break-before="auto" style:column-width="2.7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none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Geogebra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</table:table-row>
      </table:table>
      <table:table table:name="903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 table:number-rows-repeated="5">
          <table:table-cell table:style-name="ce2" table:number-columns-repeated="7"/>
          <table:table-cell table:style-name="Default"/>
        </table:table-row>
        <table:table-row table:style-name="ro1">
          <table:table-cell table:style-name="ce2" table:number-columns-repeated="7"/>
          <table:table-cell table:style-name="Default"/>
        </table:table-row>
      </table:table>
      <table:table table:name="1101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ggb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</table:table>
      <table:table table:name="1102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number-columns-repeated="7" table:default-cell-style-name="ce1"/>
        <table:table-column table:style-name="co9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1" table:target-range-address="'903'.B1:'903'.E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/00/0000</text:date>, <text:time style:data-style-name="N2" text:time-value="08:42:14.3830933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2-21T08:51:24.104542860</dc:date>
    <dc:creator>Germán Ramírez</dc:creator>
    <meta:editing-duration>PT11H12M27S</meta:editing-duration>
    <meta:editing-cycles>7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344" meta:object-count="0"/>
  </office:meta>
</office:document-meta>
</file>